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519a" officeooo:paragraph-rsid="000251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File: mycopy.cpp</text:p>
      <text:p text:style-name="P1">// A program to copy a textfile</text:p>
      <text:p text:style-name="P1"/>
      <text:p text:style-name="P1">#include&lt;iostream&gt; </text:p>
      <text:p text:style-name="P1">#include&lt;fstream&gt; </text:p>
      <text:p text:style-name="P1">#include&lt;cstdlib&gt; <text:s text:c="2"/>// exit()</text:p>
      <text:p text:style-name="P1"/>
      <text:p text:style-name="P1">int main (int argc, char * argv[]) </text:p>
      <text:p text:style-name="P1">{</text:p>
      <text:p text:style-name="P1"><text:s text:c="3"/>using namespace std; <text:s/></text:p>
      <text:p text:style-name="P1"/>
      <text:p text:style-name="P1"><text:s text:c="3"/>// 1. Check for correct number of arguments</text:p>
      <text:p text:style-name="P1"><text:s text:c="3"/>if (argc != 3)</text:p>
      <text:p text:style-name="P1"><text:s text:c="5"/>{</text:p>
      <text:p text:style-name="P1"><text:s text:c="7"/>cout &lt;&lt; "Usage: " &lt;&lt; argv[0] &lt;&lt; " inputfile outfile" &lt;&lt; endl;</text:p>
      <text:p text:style-name="P1"><text:s text:c="7"/>exit(1);</text:p>
      <text:p text:style-name="P1"><text:s text:c="5"/>}</text:p>
      <text:p text:style-name="P1"><text:s text:c="3"/></text:p>
      <text:p text:style-name="P1"><text:s text:c="3"/>// 2. Open files and check for success</text:p>
      <text:p text:style-name="P1"><text:s text:c="3"/>ifstream infile (argv[1]); // input file stream</text:p>
      <text:p text:style-name="P1"><text:s text:c="3"/>if (!infile) // streams convert to boolean: true means valid</text:p>
      <text:p text:style-name="P1"><text:s text:c="5"/>// <text:s text:c="39"/>false means invalid</text:p>
      <text:p text:style-name="P1"><text:s text:c="5"/>{</text:p>
      <text:p text:style-name="P1"><text:s text:c="7"/>cout &lt;&lt; "Error opening input file: " &lt;&lt; argv[1] &lt;&lt; endl;</text:p>
      <text:p text:style-name="P1"><text:s text:c="7"/>exit(1);</text:p>
      <text:p text:style-name="P1"><text:s text:c="5"/>}</text:p>
      <text:p text:style-name="P1"><text:s text:c="3"/></text:p>
      <text:p text:style-name="P1"><text:s text:c="3"/>ofstream outfile (argv[2]); // outfile file stream</text:p>
      <text:p text:style-name="P1"><text:s text:c="3"/>if (!outfile) // streams convert to boolean: true means valid</text:p>
      <text:p text:style-name="P1"><text:s text:c="5"/>// <text:s text:c="39"/>false means invalid</text:p>
      <text:p text:style-name="P1"><text:s text:c="5"/>{</text:p>
      <text:p text:style-name="P1"><text:s text:c="7"/>cout &lt;&lt; "Error opening output file: " &lt;&lt; argv[2] &lt;&lt; endl;</text:p>
      <text:p text:style-name="P1"><text:s text:c="7"/>exit(1);</text:p>
      <text:p text:style-name="P1"><text:s text:c="5"/>}</text:p>
      <text:p text:style-name="P1"><text:s text:c="3"/></text:p>
      <text:p text:style-name="P1"><text:s text:c="3"/>// 3. Copy one character at a time by</text:p>
      <text:p text:style-name="P1"><text:s text:c="3"/>// <text:s text:c="3"/>Reading a char until stream fails (usually EOF)</text:p>
      <text:p text:style-name="P1"><text:s text:c="3"/>char ch;</text:p>
      <text:p text:style-name="P1"><text:s text:c="3"/>while (infile.get(ch)) <text:s/>// when read goes past the end</text:p>
      <text:p text:style-name="P1"><text:s text:c="27"/>//, the stream becomes invalid ==&gt; false</text:p>
      <text:p text:style-name="P1"><text:s text:c="3"/>{</text:p>
      <text:p text:style-name="P1"><text:s text:c="3"/></text:p>
      <text:p text:style-name="P1"><text:s text:c="3"/>// <text:s text:c="3"/>3.1 Write char to output file</text:p>
      <text:p text:style-name="P1"><text:s text:c="5"/>outfile &lt;&lt; ch;</text:p>
      <text:p text:style-name="P1"><text:s text:c="3"/>}</text:p>
      <text:p text:style-name="P1"><text:s text:c="3"/></text:p>
      <text:p text:style-name="P1"><text:s text:c="3"/>// 4. Close files</text:p>
      <text:p text:style-name="P1"><text:s text:c="3"/>infile.close();</text:p>
      <text:p text:style-name="P1"><text:s text:c="3"/>outfile.close();</text:p>
      <text:p text:style-name="P1"><text:soft-page-break/></text:p>
      <text:p text:style-name="P1"><text:s text:c="3"/>return 0; </text:p>
      <text:p text:style-name="P1">} // end m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2T18:22:41.040735745</meta:creation-date>
    <dc:date>2017-02-12T18:23:22.498649320</dc:date>
    <meta:editing-duration>PT42S</meta:editing-duration>
    <meta:editing-cycles>1</meta:editing-cycles>
    <meta:document-statistic meta:table-count="0" meta:image-count="0" meta:object-count="0" meta:page-count="2" meta:paragraph-count="48" meta:word-count="191" meta:character-count="1313" meta:non-whitespace-character-count="886"/>
    <meta:generator>LibreOffice/5.1.4.2$Linux_X86_64 LibreOffice_project/10m0$Build-2</meta:generator>
  </office:meta>
</office:document-meta>
</file>